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4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458" calcext:value-type="float">
            <text:p>175.9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3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0848" calcext:value-type="float">
            <text:p>180.5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3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0848" calcext:value-type="float">
            <text:p>180.5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2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53552" calcext:value-type="float">
            <text:p>186.1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2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676" calcext:value-type="float">
            <text:p>179.8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1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65816" calcext:value-type="float">
            <text:p>188.2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4496" calcext:value-type="float">
            <text:p>177.7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2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42752" calcext:value-type="float">
            <text:p>175.9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9968" calcext:value-type="float">
            <text:p>173.47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7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7588" calcext:value-type="float">
            <text:p>172.7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6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22312" calcext:value-type="float">
            <text:p>172.4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5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71792" calcext:value-type="float">
            <text:p>172.0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4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9528" calcext:value-type="float">
            <text:p>169.9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2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10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7552" calcext:value-type="float">
            <text:p>149.5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9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18856" calcext:value-type="float">
            <text:p>147.8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8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7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6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5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3024" calcext:value-type="float">
            <text:p>145.3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4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3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2001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9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8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7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6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2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1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90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4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4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3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2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1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80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8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5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4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3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2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2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1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70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69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68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9221509</text:p>
          </table:table-cell>
          <table:table-cell office:value-type="string" calcext:value-type="string">
            <text:p>1967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